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24-12-31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24-01-10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23-01-0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21-12-30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21-01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20-01-02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8-12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7-12-27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7-01-10 15:3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6-01-13 20:59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5-01-12 15:3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3-01-14 20:5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2-01-18 15:39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1-01-05 15:5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10-01-06 20:3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9-01-07 21:00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8-01-16 20:08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7-01-05 15:20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6-01-07 00:07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5-01-16 15:3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4-01-06 18:3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3-01-13 18:14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2-01-08 22:34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1-01-12 00:0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2000-01-04 21:0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9-01-15 16:3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8-01-16 19:4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9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8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8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8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8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11097383301</text:p>
          </table:table-cell>
          <table:table-cell office:value-type="string" calcext:value-type="string">
            <text:p>198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